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6.261cm" svg:y="0.562cm">
            <draw:object draw:notify-on-update-of-ranges="Sheet1.A3:Sheet1.A6 Sheet1.B2:Sheet1.B2 Sheet1.B3:Sheet1.B6 Sheet1.A3:Sheet1.A6 Sheet1.C2:Sheet1.C2 Sheet1.C3:Sheet1.C6 Sheet1.A3:Sheet1.A6 Sheet1.D2:Sheet1.D2 Sheet1.D3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8cm" svg:height="8.989cm" svg:x="0cm" svg:y="7.187cm">
            <draw:object draw:notify-on-update-of-ranges="Sheet1.A10:Sheet1.A10 Sheet1.A11:Sheet1.A15 Sheet1.B10:Sheet1.B10 Sheet1.B11:Sheet1.B15 Sheet1.C10:Sheet1.C10 Sheet1.C11:Sheet1.C15 Sheet1.D10:Sheet1.D10 Sheet1.D11:Sheet1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4" table:number-rows-spanned="1">
            <text:p>Comparacion</text:p>
          </table:table-cell>
          <table:covered-table-cell table:number-columns-repeated="3"/>
        </table:table-row>
        <table:table-row table:style-name="ro1">
          <table:table-cell office:value-type="string">
            <text:p>claves</text:p>
          </table:table-cell>
          <table:table-cell office:value-type="string">
            <text:p>serial</text:p>
          </table:table-cell>
          <table:table-cell office:value-type="string">
            <text:p>openmp</text:p>
          </table:table-cell>
          <table:table-cell office:value-type="string">
            <text:p>openmpi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61">
            <text:p>0,061</text:p>
          </table:table-cell>
          <table:table-cell office:value-type="float" office:value="0.024">
            <text:p>0,024</text:p>
          </table:table-cell>
          <table:table-cell office:value-type="float" office:value="1.072">
            <text:p>1,072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539">
            <text:p>0,539</text:p>
          </table:table-cell>
          <table:table-cell office:value-type="float" office:value="0.198">
            <text:p>0,198</text:p>
          </table:table-cell>
          <table:table-cell office:value-type="float" office:value="1.339">
            <text:p>1,339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5.321">
            <text:p>5,321</text:p>
          </table:table-cell>
          <table:table-cell office:value-type="float" office:value="1.75">
            <text:p>1,75</text:p>
          </table:table-cell>
          <table:table-cell office:value-type="float" office:value="3.864">
            <text:p>3,864</text:p>
          </table:table-cell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53.175">
            <text:p>53,175</text:p>
          </table:table-cell>
          <table:table-cell office:value-type="float" office:value="17.456">
            <text:p>17,456</text:p>
          </table:table-cell>
          <table:table-cell office:value-type="float" office:value="29.167">
            <text:p>29,167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style-name="ce1" office:value-type="string" table:number-columns-spanned="4" table:number-rows-spanned="1">
            <text:p>Comparacion</text:p>
          </table:table-cell>
          <table:covered-table-cell table:number-columns-repeated="3"/>
        </table:table-row>
        <table:table-row table:style-name="ro1">
          <table:table-cell office:value-type="string">
            <text:p>hilos</text:p>
          </table:table-cell>
          <table:table-cell office:value-type="string">
            <text:p>openmp</text:p>
          </table:table-cell>
          <table:table-cell office:value-type="string">
            <text:p>serial</text:p>
          </table:table-cell>
          <table:table-cell office:value-type="string">
            <text:p>openmp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2.977">
            <text:p>52,977</text:p>
          </table:table-cell>
          <table:table-cell office:value-type="float" office:value="53.175">
            <text:p>53,175</text:p>
          </table:table-cell>
          <table:table-cell office:value-type="float" office:value="56.866">
            <text:p>56,86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6.611">
            <text:p>26,611</text:p>
          </table:table-cell>
          <table:table-cell office:value-type="float" office:value="53.175">
            <text:p>53,175</text:p>
          </table:table-cell>
          <table:table-cell office:value-type="float" office:value="29.194">
            <text:p>29,1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.646">
            <text:p>16,646</text:p>
          </table:table-cell>
          <table:table-cell office:value-type="float" office:value="53.175">
            <text:p>53,175</text:p>
          </table:table-cell>
          <table:table-cell office:value-type="float" office:value="18.396">
            <text:p>18,39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.501">
            <text:p>16,501</text:p>
          </table:table-cell>
          <table:table-cell office:value-type="float" office:value="53.175">
            <text:p>53,175</text:p>
          </table:table-cell>
          <table:table-cell office:value-type="float" office:value="19.398">
            <text:p>19,39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.372">
            <text:p>24,372</text:p>
          </table:table-cell>
          <table:table-cell office:value-type="float" office:value="53.175">
            <text:p>53,175</text:p>
          </table:table-cell>
          <table:table-cell office:value-type="float" office:value="30.479">
            <text:p>30,479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" table:number-columns-spanned="3" table:number-rows-spanned="1"/>
          <table:covered-table-cell table:number-columns-repeated="2"/>
          <table:table-cell/>
        </table:table-row>
        <table:table-row table:style-name="ro2" table:number-rows-repeated="104855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Oliver</meta:initial-creator>
    <meta:creation-date>2014-02-12T21:39:22</meta:creation-date>
    <dc:date>2014-02-13T19:03:37</dc:date>
    <dc:creator>Nicolas Oliver</dc:creator>
    <meta:editing-duration>PT50M26S</meta:editing-duration>
    <meta:editing-cycles>4</meta:editing-cycles>
    <meta:generator>LibreOffice/3.5$Linux_X86_64 LibreOffice_project/350m1$Build-2</meta:generator>
    <meta:document-statistic meta:table-count="3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78cm" svg:y="0.316cm" chart:style-name="ch2">
          <text:p>Comparacion de Algoritmos</text:p>
        </chart:title>
        <chart:subtitle svg:x="5.615cm" svg:y="1.275cm" chart:style-name="ch3">
          <text:p>Serial, OpenMP, OpenMPI</text:p>
        </chart:subtitle>
        <chart:legend chart:legend-position="end" svg:x="13.36cm" svg:y="3.703cm" style:legend-expansion="high" chart:style-name="ch4"/>
        <chart:plot-area chart:style-name="ch5" table:cell-range-address="Sheet1.A3:Sheet1.D6 Sheet1.B2:Sheet1.D2" chart:data-source-has-labels="row" svg:x="1.331cm" svg:y="2.318cm" svg:width="11.389cm" svg:height="5.521cm">
          <chartooo:coordinate-region svg:x="1.952cm" svg:y="2.517cm" svg:width="10.118cm" svg:height="4.675cm"/>
          <chart:axis chart:dimension="x" chart:name="primary-x" chart:style-name="ch6">
            <chart:title svg:x="5.539cm" svg:y="8.019cm" chart:style-name="ch7">
              <text:p>Cantidad de Claves</text:p>
            </chart:title>
          </chart:axis>
          <chart:axis chart:dimension="y" chart:name="primary-y" chart:style-name="ch8">
            <chart:title svg:x="0.451cm" svg:y="5.678cm" chart:style-name="ch9">
              <text:p>Tiempo</text:p>
            </chart:title>
            <chart:grid chart:style-name="ch10" chart:class="major"/>
          </chart:axis>
          <chart:series chart:style-name="ch11" chart:values-cell-range-address="Sheet1.B3:Sheet1.B6" chart:label-cell-address="Sheet1.B2:Sheet1.B2" chart:class="chart:scatter">
            <chart:domain table:cell-range-address="Sheet1.A3:Sheet1.A6"/>
            <chart:data-point chart:repeated="4"/>
          </chart:series>
          <chart:series chart:style-name="ch12" chart:values-cell-range-address="Sheet1.C3:Sheet1.C6" chart:label-cell-address="Sheet1.C2:Sheet1.C2" chart:class="chart:scatter">
            <chart:data-point chart:repeated="4"/>
          </chart:series>
          <chart:series chart:style-name="ch13" chart:values-cell-range-address="Sheet1.D3:Sheet1.D6" chart:label-cell-address="Sheet1.D2:Sheet1.D2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ial</text:p>
                <draw:g>
                  <svg:desc>Sheet1.B2:Sheet1.B2</svg:desc>
                </draw:g>
              </table:table-cell>
              <table:table-cell office:value-type="string">
                <text:p>openmp</text:p>
                <draw:g>
                  <svg:desc>Sheet1.C2:Sheet1.C2</svg:desc>
                </draw:g>
              </table:table-cell>
              <table:table-cell office:value-type="string">
                <text:p>openmpi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:Sheet1.A6</svg:desc>
                </draw:g>
              </table:table-cell>
              <table:table-cell office:value-type="float" office:value="0.061">
                <text:p>0.061</text:p>
                <draw:g>
                  <svg:desc>Sheet1.B3:Sheet1.B6</svg:desc>
                </draw:g>
              </table:table-cell>
              <table:table-cell office:value-type="float" office:value="0.024">
                <text:p>0.024</text:p>
                <draw:g>
                  <svg:desc>Sheet1.C3:Sheet1.C6</svg:desc>
                </draw:g>
              </table:table-cell>
              <table:table-cell office:value-type="float" office:value="1.072">
                <text:p>1.072</text:p>
                <draw:g>
                  <svg:desc>Sheet1.D3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539">
                <text:p>0.539</text:p>
              </table:table-cell>
              <table:table-cell office:value-type="float" office:value="0.198">
                <text:p>0.198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5.321">
                <text:p>5.321</text:p>
              </table:table-cell>
              <table:table-cell office:value-type="float" office:value="1.75">
                <text:p>1.75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53.175">
                <text:p>53.175</text:p>
              </table:table-cell>
              <table:table-cell office:value-type="float" office:value="17.456">
                <text:p>17.456</text:p>
              </table:table-cell>
              <table:table-cell office:value-type="float" office:value="29.167">
                <text:p>29.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cm" xlink:href=".." xlink:type="simple" chart:class="chart:line" chart:style-name="ch1">
        <chart:title svg:x="6.606cm" svg:y="0.315cm" chart:style-name="ch2">
          <text:p>Comparacion</text:p>
        </chart:title>
        <chart:subtitle svg:x="5.667cm" svg:y="1.273cm" chart:style-name="ch3">
          <text:p>Serial, OpenMP OpenMPI</text:p>
        </chart:subtitle>
        <chart:legend chart:legend-position="end" svg:x="13.359cm" svg:y="3.698cm" style:legend-expansion="high" chart:style-name="ch4"/>
        <chart:plot-area chart:style-name="ch5" table:cell-range-address="Sheet1.A10:Sheet1.D15" chart:data-source-has-labels="both" svg:x="1.33cm" svg:y="2.314cm" svg:width="11.391cm" svg:height="5.516cm">
          <chartooo:coordinate-region svg:x="1.951cm" svg:y="2.513cm" svg:width="10.583cm" svg:height="4.67cm"/>
          <chart:axis chart:dimension="x" chart:name="primary-x" chart:style-name="ch6" chartooo:axis-type="auto">
            <chartooo:date-scale/>
            <chart:title svg:x="5.804cm" svg:y="8.009cm" chart:style-name="ch7">
              <text:p>Hilos / Procesos</text:p>
            </chart:title>
            <chart:categories table:cell-range-address="Sheet1.A11:Sheet1.A15"/>
          </chart:axis>
          <chart:axis chart:dimension="y" chart:name="primary-y" chart:style-name="ch8">
            <chart:title svg:x="0.451cm" svg:y="5.672cm" chart:style-name="ch9">
              <text:p>Tiempo</text:p>
            </chart:title>
            <chart:grid chart:style-name="ch10" chart:class="major"/>
          </chart:axis>
          <chart:series chart:style-name="ch11" chart:values-cell-range-address="Sheet1.B11:Sheet1.B15" chart:label-cell-address="Sheet1.B10:Sheet1.B10" chart:class="chart:line">
            <chart:data-point chart:repeated="5"/>
          </chart:series>
          <chart:series chart:style-name="ch12" chart:values-cell-range-address="Sheet1.C11:Sheet1.C15" chart:label-cell-address="Sheet1.C10:Sheet1.C10" chart:class="chart:line">
            <chart:data-point chart:repeated="5"/>
          </chart:series>
          <chart:series chart:style-name="ch13" chart:values-cell-range-address="Sheet1.D11:Sheet1.D15" chart:label-cell-address="Sheet1.D10:Sheet1.D10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  <draw:g>
                  <svg:desc>Sheet1.B10:Sheet1.B10</svg:desc>
                </draw:g>
              </table:table-cell>
              <table:table-cell office:value-type="string">
                <text:p>serial</text:p>
                <draw:g>
                  <svg:desc>Sheet1.C10:Sheet1.C10</svg:desc>
                </draw:g>
              </table:table-cell>
              <table:table-cell office:value-type="string">
                <text:p>openmpi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1:Sheet1.A15</svg:desc>
                </draw:g>
              </table:table-cell>
              <table:table-cell office:value-type="float" office:value="52.977">
                <text:p>52.977</text:p>
                <draw:g>
                  <svg:desc>Sheet1.B11:Sheet1.B15</svg:desc>
                </draw:g>
              </table:table-cell>
              <table:table-cell office:value-type="float" office:value="53.175">
                <text:p>53.175</text:p>
                <draw:g>
                  <svg:desc>Sheet1.C11:Sheet1.C15</svg:desc>
                </draw:g>
              </table:table-cell>
              <table:table-cell office:value-type="float" office:value="56.866">
                <text:p>56.866</text:p>
                <draw:g>
                  <svg:desc>Sheet1.D11:Sheet1.D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.611">
                <text:p>26.611</text:p>
              </table:table-cell>
              <table:table-cell office:value-type="float" office:value="53.175">
                <text:p>53.175</text:p>
              </table:table-cell>
              <table:table-cell office:value-type="float" office:value="29.194">
                <text:p>29.1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.646">
                <text:p>16.646</text:p>
              </table:table-cell>
              <table:table-cell office:value-type="float" office:value="53.175">
                <text:p>53.175</text:p>
              </table:table-cell>
              <table:table-cell office:value-type="float" office:value="18.396">
                <text:p>18.3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.501">
                <text:p>16.501</text:p>
              </table:table-cell>
              <table:table-cell office:value-type="float" office:value="53.175">
                <text:p>53.175</text:p>
              </table:table-cell>
              <table:table-cell office:value-type="float" office:value="19.398">
                <text:p>19.3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.372">
                <text:p>24.372</text:p>
              </table:table-cell>
              <table:table-cell office:value-type="float" office:value="53.175">
                <text:p>53.175</text:p>
              </table:table-cell>
              <table:table-cell office:value-type="float" office:value="30.479">
                <text:p>30.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